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20000007E97B06F94525A61B4.png" manifest:media-type="image/png"/>
  <manifest:file-entry manifest:full-path="Pictures/101104740000950300000CFF3862F8B69876831A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erdana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solid" svg:stroke-width="0.071cm" svg:stroke-color="#ac3c1a" draw:fill="solid" draw:fill-color="#e95224" draw:textarea-vertical-align="middle" draw:auto-grow-height="false" draw:fit-to-size="false" style:shrink-to-fit="false" fo:min-height="4.821cm" fo:min-width="14.052cm" fo:padding-top="0.125cm" fo:padding-bottom="0.125cm" fo:padding-left="0.25cm" fo:padding-right="0.25cm" fo:wrap-option="wrap"/>
    </style:style>
    <style:style style:name="gr2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71cm" svg:stroke-color="#ac3c1a" draw:fill="solid" draw:fill-color="#e95224" draw:textarea-vertical-align="middle" draw:auto-grow-height="false" draw:fit-to-size="false" style:shrink-to-fit="false" fo:min-height="0.15cm" fo:min-width="2.606cm" fo:padding-top="0.125cm" fo:padding-bottom="0.125cm" fo:padding-left="0.25cm" fo:padding-right="0.25cm" fo:wrap-option="wrap"/>
    </style:style>
    <style:style style:name="gr4" style:family="graphic" style:parent-style-name="Default_5f_1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1.371cm" fo:padding-top="0.125cm" fo:padding-bottom="0.125cm" fo:padding-left="0.25cm" fo:padding-right="0.25cm" fo:wrap-option="wrap"/>
    </style:style>
    <style:style style:name="gr5" style:family="graphic" style:parent-style-name="Default_5f_1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2.99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solid" svg:stroke-width="0.071cm" svg:stroke-color="#ac3c1a" draw:fill="solid" draw:fill-color="#e95224" draw:textarea-vertical-align="middle" draw:auto-grow-height="false" draw:fit-to-size="false" style:shrink-to-fit="false" fo:min-height="3.277cm" fo:min-width="14.028cm" fo:padding-top="0.125cm" fo:padding-bottom="0.125cm" fo:padding-left="0.25cm" fo:padding-right="0.25cm" fo:wrap-option="wrap"/>
    </style:style>
    <style:style style:name="gr9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Default_5f_1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1.371cm" fo:padding-top="0.125cm" fo:padding-bottom="0.125cm" fo:padding-left="0.25cm" fo:padding-right="0.25cm" fo:wrap-option="wrap"/>
    </style:style>
    <style:style style:name="gr11" style:family="graphic" style:parent-style-name="Default_5f_1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3.937cm" fo:padding-top="0.125cm" fo:padding-bottom="0.125cm" fo:padding-left="0.25cm" fo:padding-right="0.25cm" fo:wrap-option="wrap"/>
    </style:style>
    <style:style style:name="gr12" style:family="graphic" style:parent-style-name="Default_5f_1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2.6cm" fo:padding-top="0.125cm" fo:padding-bottom="0.125cm" fo:padding-left="0.25cm" fo:padding-right="0.25cm" fo:wrap-option="wrap"/>
    </style:style>
    <style:style style:name="gr13" style:family="graphic" style:parent-style-name="Default_5f_1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2.99cm" fo:padding-top="0.125cm" fo:padding-bottom="0.125cm" fo:padding-left="0.25cm" fo:padding-right="0.25cm" fo:wrap-option="wrap"/>
    </style:style>
    <style:style style:name="gr14" style:family="graphic" style:parent-style-name="Default_5f_1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3.538cm" fo:padding-top="0.125cm" fo:padding-bottom="0.125cm" fo:padding-left="0.25cm" fo:padding-right="0.25cm" fo:wrap-option="wrap"/>
    </style:style>
    <style:style style:name="gr15" style:family="graphic" style:parent-style-name="Default_5f_1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25cm" fo:min-width="2.712cm" fo:padding-top="0.125cm" fo:padding-bottom="0.125cm" fo:padding-left="0.25cm" fo:padding-right="0.25cm" fo:wrap-option="wrap"/>
    </style:style>
    <style:style style:name="gr16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ac3c1a" draw:fill="solid" draw:fill-color="#e95224" draw:textarea-vertical-align="middle" draw:auto-grow-height="false" draw:fit-to-size="false" style:shrink-to-fit="false" fo:min-height="4.821cm" fo:min-width="14.052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ac3c1a" draw:fill="solid" draw:fill-color="#e95224" draw:textarea-vertical-align="middle" draw:auto-grow-height="false" draw:fit-to-size="false" style:shrink-to-fit="false" fo:min-height="0.15cm" fo:min-width="2.60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ac3c1a" draw:fill="solid" draw:fill-color="#e95224" draw:textarea-vertical-align="middle" draw:auto-grow-height="false" draw:fit-to-size="false" style:shrink-to-fit="false" fo:min-height="3.277cm" fo:min-width="14.02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ac3c1a" draw:fill="solid" draw:fill-color="#e95224" draw:textarea-vertical-align="middle" draw:auto-grow-height="false" draw:fit-to-size="false" style:shrink-to-fit="false" fo:min-height="5.018cm" fo:min-width="1.263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1.371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3.937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2.6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2.99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3.538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25cm" fo:min-width="2.712cm" fo:padding-top="0.125cm" fo:padding-bottom="0.125cm" fo:padding-left="0.25cm" fo:padding-right="0.25cm" fo:wrap-option="wrap"/>
    </style:style>
    <style:style style:name="gr28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1.371cm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3.937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2.6cm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2.99cm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3.538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25cm" fo:min-width="2.712cm" fo:padding-top="0.125cm" fo:padding-bottom="0.125cm" fo:padding-left="0.25cm" fo:padding-right="0.25cm" fo:wrap-option="wrap"/>
    </style:style>
    <style:style style:name="gr38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1.371cm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3.937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2.6cm" fo:padding-top="0.125cm" fo:padding-bottom="0.125cm" fo:padding-left="0.25cm" fo:padding-right="0.25cm" fo:wrap-option="wrap"/>
    </style:style>
    <style:style style:name="gr45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2.99cm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3.538cm" fo:padding-top="0.125cm" fo:padding-bottom="0.125cm" fo:padding-left="0.25cm" fo:padding-right="0.25cm" fo:wrap-option="wrap"/>
    </style:style>
    <style:style style:name="gr47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25cm" fo:min-width="2.712cm" fo:padding-top="0.125cm" fo:padding-bottom="0.125cm" fo:padding-left="0.25cm" fo:padding-right="0.25cm" fo:wrap-option="wrap"/>
    </style:style>
    <style:style style:name="gr48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1.371cm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3.937cm" fo:padding-top="0.125cm" fo:padding-bottom="0.125cm" fo:padding-left="0.25cm" fo:padding-right="0.25cm" fo:wrap-option="wrap"/>
    </style:style>
    <style:style style:name="gr54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2.6cm" fo:padding-top="0.125cm" fo:padding-bottom="0.125cm" fo:padding-left="0.25cm" fo:padding-right="0.25cm" fo:wrap-option="wrap"/>
    </style:style>
    <style:style style:name="gr55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2.99cm" fo:padding-top="0.125cm" fo:padding-bottom="0.125cm" fo:padding-left="0.25cm" fo:padding-right="0.25cm" fo:wrap-option="wrap"/>
    </style:style>
    <style:style style:name="gr56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cm" fo:min-width="3.538cm" fo:padding-top="0.125cm" fo:padding-bottom="0.125cm" fo:padding-left="0.25cm" fo:padding-right="0.25cm" fo:wrap-option="wrap"/>
    </style:style>
    <style:style style:name="gr57" style:family="graphic" style:parent-style-name="standard" style:list-style-name="L1">
      <style:graphic-properties draw:stroke="solid" svg:stroke-width="0.071cm" svg:stroke-color="#ac3c1a" draw:fill="solid" draw:fill-color="#ffffff" draw:textarea-vertical-align="middle" draw:auto-grow-height="false" draw:fit-to-size="false" style:shrink-to-fit="false" fo:min-height="0.625cm" fo:min-width="2.712cm" fo:padding-top="0.125cm" fo:padding-bottom="0.125cm" fo:padding-left="0.25cm" fo:padding-right="0.25cm" fo:wrap-option="wrap"/>
    </style:style>
    <style:style style:name="gr58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ac3c1a" draw:fill="solid" draw:fill-color="#ffffff" draw:opacity="60%" draw:textarea-vertical-align="middle" draw:auto-grow-height="false" draw:fit-to-size="false" style:shrink-to-fit="false" fo:min-height="10.553cm" fo:min-width="17.14cm" fo:padding-top="0.125cm" fo:padding-bottom="0.125cm" fo:padding-left="0.25cm" fo:padding-right="0.25cm" fo:wrap-option="wrap"/>
    </style:style>
    <style:style style:name="gr6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e95224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7999992370605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7999992370605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7999992370605pt"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8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2" draw:style-name="gr1" draw:text-style-name="P1" draw:layer="layout" svg:width="14.551cm" svg:height="5.07cm" svg:x="8.523cm" svg:y="9.4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" draw:text-style-name="P3" draw:layer="layout" svg:width="5.512cm" svg:height="1.436cm" svg:x="0.036cm" svg:y="11.152cm">
          <text:p text:style-name="P2"><text:span text:style-name="T1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roite 6" draw:style-name="gr3" draw:text-style-name="P1" draw:layer="layout" svg:width="3.306cm" svg:height="0.8cm" svg:x="4.775cm" svg:y="11.55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Ellipse 11" draw:style-name="gr4" draw:text-style-name="P5" draw:layer="layout" svg:width="2.645cm" svg:height="1.2cm" svg:x="14.29cm" svg:y="11.45cm">
          <text:p text:style-name="P4"><text:span text:style-name="T2">26,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" draw:style-name="gr5" draw:text-style-name="P5" draw:layer="layout" svg:width="4.934cm" svg:height="1.2cm" svg:x="17.343cm" svg:y="10.12cm">
          <text:p text:style-name="P4"><text:span text:style-name="T2">TMP_00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name="Rectangle 2" draw:style-name="gr1" draw:text-style-name="P1" draw:layer="layout" svg:width="14.551cm" svg:height="5.07cm" svg:x="8.505cm" svg:y="9.4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7" draw:text-style-name="P3" draw:layer="layout" svg:width="5.512cm" svg:height="1.436cm" svg:x="0.018cm" svg:y="11.152cm">
          <text:p text:style-name="P2"><text:span text:style-name="T1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roite 6" draw:style-name="gr3" draw:text-style-name="P1" draw:layer="layout" svg:width="3.306cm" svg:height="0.8cm" svg:x="4.757cm" svg:y="11.55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" draw:style-name="gr8" draw:text-style-name="P1" draw:layer="layout" svg:width="14.527cm" svg:height="3.526cm" svg:x="8.53cm" svg:y="5.0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9" draw:text-style-name="P7" draw:layer="layout" svg:width="5.512cm" svg:height="1.436cm" svg:x="0.018cm" svg:y="5.252cm">
          <text:p text:style-name="P4"><text:span text:style-name="T1">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roite 9" draw:style-name="gr3" draw:text-style-name="P1" draw:layer="layout" svg:width="3.306cm" svg:height="0.8cm" svg:x="4.757cm" svg:y="6.28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Ellipse 11" draw:style-name="gr10" draw:text-style-name="P5" draw:layer="layout" svg:width="2.645cm" svg:height="1.2cm" svg:x="14.272cm" svg:y="11.45cm">
          <text:p text:style-name="P4"><text:span text:style-name="T2">26,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gr11" draw:text-style-name="P5" draw:layer="layout" svg:width="6.273cm" svg:height="1.2cm" svg:x="8.625cm" svg:y="5.217cm">
          <text:p text:style-name="P4"><text:span text:style-name="T2">Temperatur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" draw:style-name="gr12" draw:text-style-name="P5" draw:layer="layout" svg:width="4.384cm" svg:height="1.2cm" svg:x="17.899cm" svg:y="5.4cm">
          <text:p text:style-name="P4"><text:span text:style-name="T2">Senso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6" draw:style-name="gr13" draw:text-style-name="P5" draw:layer="layout" svg:width="4.934cm" svg:height="1.2cm" svg:x="17.325cm" svg:y="10.079cm">
          <text:p text:style-name="P4"><text:span text:style-name="T2">TMP_00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" draw:style-name="gr14" draw:text-style-name="P5" draw:layer="layout" svg:width="5.71cm" svg:height="1.2cm" svg:x="10.499cm" svg:y="6.855cm">
          <text:p text:style-name="P4"><text:span text:style-name="T2">Observatio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 : coins arrondis 18" draw:style-name="gr15" draw:text-style-name="P5" draw:layer="layout" svg:width="3.306cm" svg:height="0.969cm" svg:x="17.325cm" svg:y="7.087cm">
          <text:p text:style-name="P4"><text:span text:style-name="T2">observ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8" draw:style-name="gr16" draw:text-style-name="P7" draw:layer="layout" svg:width="5.512cm" svg:height="1.436cm" svg:x="0cm" svg:y="6.764cm">
          <text:p text:style-name="P4"><text:span text:style-name="T1">(Ontolog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name="Rectangle 2" draw:style-name="gr17" draw:text-style-name="P1" draw:layer="layout" svg:width="14.551cm" svg:height="5.07cm" svg:x="8.506cm" svg:y="9.4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8" draw:text-style-name="P3" draw:layer="layout" svg:width="5.512cm" svg:height="1.436cm" svg:x="0.019cm" svg:y="11.152cm">
          <text:p text:style-name="P2"><text:span text:style-name="T1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roite 6" draw:style-name="gr19" draw:text-style-name="P1" draw:layer="layout" svg:width="3.306cm" svg:height="0.8cm" svg:x="4.758cm" svg:y="11.55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" draw:style-name="gr20" draw:text-style-name="P1" draw:layer="layout" svg:width="14.527cm" svg:height="3.526cm" svg:x="8.531cm" svg:y="5.0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roite 9" draw:style-name="gr19" draw:text-style-name="P1" draw:layer="layout" svg:width="3.306cm" svg:height="0.8cm" svg:x="4.758cm" svg:y="6.28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 : courbe vers la gauche 10" draw:style-name="gr21" draw:text-style-name="P1" draw:layer="layout" svg:width="1.762cm" svg:height="5.267cm" svg:x="23.575cm" svg:y="7.487cm">
          <text:p/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Ellipse 11" draw:style-name="gr22" draw:text-style-name="P5" draw:layer="layout" svg:width="2.645cm" svg:height="1.2cm" svg:x="14.273cm" svg:y="11.45cm">
          <text:p text:style-name="P4"><text:span text:style-name="T2">26,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gr23" draw:text-style-name="P5" draw:layer="layout" svg:width="6.273cm" svg:height="1.2cm" svg:x="8.626cm" svg:y="5.217cm">
          <text:p text:style-name="P4"><text:span text:style-name="T2">Temperatur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" draw:style-name="gr24" draw:text-style-name="P5" draw:layer="layout" svg:width="4.384cm" svg:height="1.2cm" svg:x="17.9cm" svg:y="5.4cm">
          <text:p text:style-name="P4"><text:span text:style-name="T2">Senso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6" draw:style-name="gr25" draw:text-style-name="P5" draw:layer="layout" svg:width="4.934cm" svg:height="1.2cm" svg:x="17.326cm" svg:y="10.12cm">
          <text:p text:style-name="P4"><text:span text:style-name="T2">TMP_00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" draw:style-name="gr26" draw:text-style-name="P5" draw:layer="layout" svg:width="5.71cm" svg:height="1.2cm" svg:x="10.5cm" svg:y="6.855cm">
          <text:p text:style-name="P4"><text:span text:style-name="T2">Observatio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 : coins arrondis 18" draw:style-name="gr27" draw:text-style-name="P5" draw:layer="layout" svg:width="3.306cm" svg:height="0.969cm" svg:x="17.326cm" svg:y="7.087cm">
          <text:p text:style-name="P4"><text:span text:style-name="T2">observ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8" draw:style-name="gr28" draw:text-style-name="P7" draw:layer="layout" svg:width="5.512cm" svg:height="1.436cm" svg:x="0.018cm" svg:y="5.252cm">
          <text:p text:style-name="P4"><text:span text:style-name="T1">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29" draw:text-style-name="P7" draw:layer="layout" svg:width="5.512cm" svg:height="1.436cm" svg:x="0cm" svg:y="6.764cm">
          <text:p text:style-name="P4"><text:span text:style-name="T1">(Ontolog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30" draw:text-style-name="P7" draw:layer="layout" svg:width="5.512cm" svg:height="1.436cm" draw:transform="rotate (-1.55910262080653) translate (27.13cm 6.754cm)">
          <text:p text:style-name="P4"><text:span text:style-name="T1">Describ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name="Rectangle 2" draw:style-name="gr17" draw:text-style-name="P1" draw:layer="layout" svg:width="14.551cm" svg:height="5.07cm" svg:x="8.507cm" svg:y="9.4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31" draw:text-style-name="P3" draw:layer="layout" svg:width="5.512cm" svg:height="1.436cm" svg:x="0.02cm" svg:y="11.152cm">
          <text:p text:style-name="P2"><text:span text:style-name="T1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roite 6" draw:style-name="gr19" draw:text-style-name="P1" draw:layer="layout" svg:width="3.306cm" svg:height="0.8cm" svg:x="4.759cm" svg:y="11.55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" draw:style-name="gr20" draw:text-style-name="P1" draw:layer="layout" svg:width="14.527cm" svg:height="3.526cm" svg:x="8.532cm" svg:y="5.0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roite 9" draw:style-name="gr19" draw:text-style-name="P1" draw:layer="layout" svg:width="3.306cm" svg:height="0.8cm" svg:x="4.759cm" svg:y="6.28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 : courbe vers la gauche 10" draw:style-name="gr21" draw:text-style-name="P1" draw:layer="layout" svg:width="1.762cm" svg:height="5.267cm" svg:x="23.576cm" svg:y="7.487cm">
          <text:p/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Ellipse 11" draw:style-name="gr32" draw:text-style-name="P5" draw:layer="layout" svg:width="2.645cm" svg:height="1.2cm" svg:x="14.274cm" svg:y="11.45cm">
          <text:p text:style-name="P4"><text:span text:style-name="T2">26,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gr33" draw:text-style-name="P5" draw:layer="layout" svg:width="6.273cm" svg:height="1.2cm" svg:x="8.627cm" svg:y="5.217cm">
          <text:p text:style-name="P4"><text:span text:style-name="T2">Temperatur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" draw:style-name="gr34" draw:text-style-name="P5" draw:layer="layout" svg:width="4.384cm" svg:height="1.2cm" svg:x="17.901cm" svg:y="5.4cm">
          <text:p text:style-name="P4"><text:span text:style-name="T2">Senso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6" draw:style-name="gr35" draw:text-style-name="P5" draw:layer="layout" svg:width="4.934cm" svg:height="1.2cm" svg:x="17.327cm" svg:y="10.12cm">
          <text:p text:style-name="P4"><text:span text:style-name="T2">TMP_00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" draw:style-name="gr36" draw:text-style-name="P5" draw:layer="layout" svg:width="5.71cm" svg:height="1.2cm" svg:x="10.501cm" svg:y="6.855cm">
          <text:p text:style-name="P4"><text:span text:style-name="T2">Observatio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 : coins arrondis 18" draw:style-name="gr37" draw:text-style-name="P5" draw:layer="layout" svg:width="3.306cm" svg:height="0.969cm" svg:x="17.327cm" svg:y="7.087cm">
          <text:p text:style-name="P4"><text:span text:style-name="T2">observ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8" draw:style-name="gr38" draw:text-style-name="P7" draw:layer="layout" svg:width="5.512cm" svg:height="1.436cm" svg:x="0.019cm" svg:y="5.252cm">
          <text:p text:style-name="P4"><text:span text:style-name="T1">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39" draw:text-style-name="P7" draw:layer="layout" svg:width="5.512cm" svg:height="1.436cm" svg:x="0.001cm" svg:y="6.764cm">
          <text:p text:style-name="P4"><text:span text:style-name="T1">(Ontolog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40" draw:text-style-name="P7" draw:layer="layout" svg:width="5.512cm" svg:height="1.436cm" draw:transform="rotate (-1.55910262080653) translate (27.131cm 6.754cm)">
          <text:p text:style-name="P4"><text:span text:style-name="T1">Describ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14.551cm" svg:height="5.07cm" svg:x="8.507cm" svg:y="9.4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41" draw:text-style-name="P3" draw:layer="layout" svg:width="5.512cm" svg:height="1.436cm" svg:x="0.02cm" svg:y="11.152cm">
          <text:p text:style-name="P2"><text:span text:style-name="T1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roite 6" draw:style-name="gr19" draw:text-style-name="P1" draw:layer="layout" svg:width="3.306cm" svg:height="0.8cm" svg:x="4.759cm" svg:y="11.55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" draw:style-name="gr20" draw:text-style-name="P1" draw:layer="layout" svg:width="14.527cm" svg:height="3.526cm" svg:x="8.532cm" svg:y="5.0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roite 9" draw:style-name="gr19" draw:text-style-name="P1" draw:layer="layout" svg:width="3.306cm" svg:height="0.8cm" svg:x="4.759cm" svg:y="6.28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 : courbe vers la gauche 10" draw:style-name="gr21" draw:text-style-name="P1" draw:layer="layout" svg:width="1.762cm" svg:height="5.267cm" svg:x="23.576cm" svg:y="7.487cm">
          <text:p/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Ellipse 11" draw:style-name="gr42" draw:text-style-name="P5" draw:layer="layout" svg:width="2.645cm" svg:height="1.2cm" svg:x="14.274cm" svg:y="11.45cm">
          <text:p text:style-name="P4"><text:span text:style-name="T2">26,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gr43" draw:text-style-name="P5" draw:layer="layout" svg:width="6.273cm" svg:height="1.2cm" svg:x="8.627cm" svg:y="5.217cm">
          <text:p text:style-name="P4"><text:span text:style-name="T2">Temperatur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" draw:style-name="gr44" draw:text-style-name="P5" draw:layer="layout" svg:width="4.384cm" svg:height="1.2cm" svg:x="17.901cm" svg:y="5.4cm">
          <text:p text:style-name="P4"><text:span text:style-name="T2">Senso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6" draw:style-name="gr45" draw:text-style-name="P5" draw:layer="layout" svg:width="4.934cm" svg:height="1.2cm" svg:x="17.327cm" svg:y="10.12cm">
          <text:p text:style-name="P4"><text:span text:style-name="T2">TMP_00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" draw:style-name="gr46" draw:text-style-name="P5" draw:layer="layout" svg:width="5.71cm" svg:height="1.2cm" svg:x="10.501cm" svg:y="6.855cm">
          <text:p text:style-name="P4"><text:span text:style-name="T2">Observatio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 : coins arrondis 18" draw:style-name="gr47" draw:text-style-name="P5" draw:layer="layout" svg:width="3.306cm" svg:height="0.969cm" svg:x="17.327cm" svg:y="7.087cm">
          <text:p text:style-name="P4"><text:span text:style-name="T2">observ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8" draw:style-name="gr48" draw:text-style-name="P7" draw:layer="layout" svg:width="5.512cm" svg:height="1.436cm" svg:x="0.019cm" svg:y="5.252cm">
          <text:p text:style-name="P4"><text:span text:style-name="T1">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49" draw:text-style-name="P7" draw:layer="layout" svg:width="5.512cm" svg:height="1.436cm" svg:x="0.001cm" svg:y="6.764cm">
          <text:p text:style-name="P4"><text:span text:style-name="T1">(Ontolog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50" draw:text-style-name="P7" draw:layer="layout" svg:width="5.512cm" svg:height="1.436cm" draw:transform="rotate (-1.55910262080653) translate (27.131cm 6.754cm)">
          <text:p text:style-name="P4"><text:span text:style-name="T1">Describ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14.551cm" svg:height="5.07cm" svg:x="8.507cm" svg:y="9.4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51" draw:text-style-name="P3" draw:layer="layout" svg:width="5.512cm" svg:height="1.436cm" svg:x="0.02cm" svg:y="11.152cm">
          <text:p text:style-name="P2"><text:span text:style-name="T1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roite 6" draw:style-name="gr19" draw:text-style-name="P1" draw:layer="layout" svg:width="3.306cm" svg:height="0.8cm" svg:x="4.759cm" svg:y="11.55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" draw:style-name="gr20" draw:text-style-name="P1" draw:layer="layout" svg:width="14.527cm" svg:height="3.526cm" svg:x="8.532cm" svg:y="5.0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droite 9" draw:style-name="gr19" draw:text-style-name="P1" draw:layer="layout" svg:width="3.306cm" svg:height="0.8cm" svg:x="4.759cm" svg:y="6.28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 : courbe vers la gauche 10" draw:style-name="gr21" draw:text-style-name="P1" draw:layer="layout" svg:width="1.762cm" svg:height="5.267cm" svg:x="23.576cm" svg:y="7.487cm">
          <text:p/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Ellipse 11" draw:style-name="gr52" draw:text-style-name="P5" draw:layer="layout" svg:width="2.645cm" svg:height="1.2cm" svg:x="14.274cm" svg:y="11.45cm">
          <text:p text:style-name="P4"><text:span text:style-name="T2">26,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gr53" draw:text-style-name="P5" draw:layer="layout" svg:width="6.273cm" svg:height="1.2cm" svg:x="8.627cm" svg:y="5.217cm">
          <text:p text:style-name="P4"><text:span text:style-name="T2">Temperatur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" draw:style-name="gr54" draw:text-style-name="P5" draw:layer="layout" svg:width="4.384cm" svg:height="1.2cm" svg:x="17.901cm" svg:y="5.4cm">
          <text:p text:style-name="P4"><text:span text:style-name="T2">Senso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6" draw:style-name="gr55" draw:text-style-name="P5" draw:layer="layout" svg:width="4.934cm" svg:height="1.2cm" svg:x="17.327cm" svg:y="10.12cm">
          <text:p text:style-name="P4"><text:span text:style-name="T2">TMP_00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" draw:style-name="gr56" draw:text-style-name="P5" draw:layer="layout" svg:width="5.71cm" svg:height="1.2cm" svg:x="10.501cm" svg:y="6.855cm">
          <text:p text:style-name="P4"><text:span text:style-name="T2">Observatio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 : coins arrondis 18" draw:style-name="gr57" draw:text-style-name="P5" draw:layer="layout" svg:width="3.306cm" svg:height="0.969cm" svg:x="17.327cm" svg:y="7.087cm">
          <text:p text:style-name="P4"><text:span text:style-name="T2">observ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8" draw:style-name="gr58" draw:text-style-name="P7" draw:layer="layout" svg:width="5.512cm" svg:height="1.436cm" svg:x="0.019cm" svg:y="5.252cm">
          <text:p text:style-name="P4"><text:span text:style-name="T1">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59" draw:text-style-name="P7" draw:layer="layout" svg:width="5.512cm" svg:height="1.436cm" svg:x="0.001cm" svg:y="6.764cm">
          <text:p text:style-name="P4"><text:span text:style-name="T1">(Ontolog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60" draw:text-style-name="P7" draw:layer="layout" svg:width="5.512cm" svg:height="1.436cm" draw:transform="rotate (-1.55910262080653) translate (27.131cm 6.754cm)">
          <text:p text:style-name="P4"><text:span text:style-name="T1">Describ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7" draw:style-name="gr61" draw:text-style-name="P3" draw:layer="layout" svg:width="11.069cm" svg:height="1.436cm" svg:x="12cm" svg:y="2.82cm">
          <text:p text:style-name="P2"><text:span text:style-name="T3">Knowledge 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2" draw:text-style-name="P8" draw:layer="layout" svg:width="17.639cm" svg:height="10.802cm" svg:x="8.046cm" svg:y="4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63" draw:text-style-name="P7" draw:layer="layout" svg:width="14.551cm" svg:height="1.436cm" svg:x="9.2cm" svg:y="5.912cm">
          <text:p text:style-name="P4"><text:span text:style-name="T3">Termin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64" draw:text-style-name="P7" draw:layer="layout" svg:width="14.551cm" svg:height="1.436cm" svg:x="9.259cm" svg:y="10.964cm">
          <text:p text:style-name="P4"><text:span text:style-name="T3">Asser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erdana" svg:font-family="Verdana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 style:shrink-to-fit="tru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Source Sans Pro" fo:font-family="'Source Sans Pro'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Verdana" style:font-family-asian="Verdana" style:font-family-generic-asian="modern" style:font-pitch-asian="fixed" style:font-size-asian="28pt" style:language-asian="fr" style:country-asian="FR" style:font-style-asian="normal" style:font-weight-asian="normal" style:font-name-complex="Source Sans Pro" style:font-family-complex="'Source Sans Pro'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23232" style:text-line-through-style="none" style:text-line-through-type="none" style:text-position="0% 100%" style:font-name="Source Sans Pro" fo:font-family="'Source Sans Pro'" fo:font-size="22.1000003814697pt" fo:letter-spacing="normal" fo:language="fr" fo:country="FR" fo:font-style="normal" style:text-underline-style="none" fo:font-weight="normal" style:font-name-asian="Verdana" style:font-family-asian="Verdana" style:font-family-generic-asian="modern" style:font-pitch-asian="fixed" style:font-size-asian="20pt" style:language-asian="fr" style:country-asian="FR" style:font-style-asian="normal" style:font-weight-asian="normal" style:font-name-complex="Source Sans Pro" style:font-family-complex="'Source Sans Pro'" style:font-size-complex="20pt" style:language-complex="fr" style:country-complex="FR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23232" style:text-line-through-style="none" style:text-line-through-type="none" style:text-position="0% 100%" style:font-name="Source Sans Pro" fo:font-family="'Source Sans Pro'" fo:font-size="22.1000003814697pt" fo:letter-spacing="normal" fo:language="fr" fo:country="FR" fo:font-style="normal" style:text-underline-style="none" fo:font-weight="normal" style:font-name-asian="Verdana" style:font-family-asian="Verdana" style:font-family-generic-asian="modern" style:font-pitch-asian="fixed" style:font-size-asian="20pt" style:language-asian="fr" style:country-asian="FR" style:font-style-asian="normal" style:font-weight-asian="normal" style:font-name-complex="Source Sans Pro" style:font-family-complex="'Source Sans Pro'" style:font-size-complex="20pt" style:language-complex="fr" style:country-complex="FR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23232" style:text-line-through-style="none" style:text-line-through-type="none" style:text-position="0% 100%" style:font-name="Source Sans Pro" fo:font-family="'Source Sans Pro'" fo:font-size="22.1000003814697pt" fo:letter-spacing="normal" fo:language="fr" fo:country="FR" fo:font-style="normal" style:text-underline-style="none" fo:font-weight="normal" style:font-name-asian="Verdana" style:font-family-asian="Verdana" style:font-family-generic-asian="modern" style:font-pitch-asian="fixed" style:font-size-asian="20pt" style:language-asian="fr" style:country-asian="FR" style:font-style-asian="normal" style:font-weight-asian="normal" style:font-name-complex="Source Sans Pro" style:font-family-complex="'Source Sans Pro'" style:font-size-complex="20pt" style:language-complex="fr" style:country-complex="FR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Verdana" style:font-family-asian="Verdana" style:font-family-generic-asian="modern" style:font-pitch-asian="fixed" style:font-size-asian="18pt" style:language-asian="fr" style:country-asian="FR" style:font-style-asian="normal" style:font-weight-asian="normal" style:font-name-complex="Source Sans Pro" style:font-family-complex="'Source Sans Pro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ux_20_contenus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5" style:family="presentation" style:parent-style-name="Deux_20_contenus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5cm" fo:padding-right="0.5cm" fo:wrap-option="wrap"/>
    </style:style>
    <style:style style:name="Mpr6" style:family="presentation" style:parent-style-name="Deux_20_contenus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ux_20_conten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.116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323232" style:text-line-through-style="none" style:text-line-through-type="none" style:text-position="0% 100%" style:font-name="Source Sans Pro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Source Sans Pro" style:font-size-complex="2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Source Sans Pro" fo:font-size="30pt" fo:letter-spacing="normal" fo:font-style="normal" style:text-underline-style="none" fo:font-weight="normal" style:font-name-asian="Verdana" style:font-size-asian="30pt" style:font-style-asian="normal" style:font-weight-asian="normal" style:font-name-complex="Source Sans Pro" style:font-size-complex="3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Source Sans Pro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Source Sans Pro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e68043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ux_20_contenus" style:display-name="Deux contenus" style:page-layout-name="PM1" draw:style-name="Mdp2">
      <draw:frame draw:name="Espace réservé du contenu 2" presentation:style-name="Mpr4" draw:text-style-name="MP8" draw:layer="backgroundobjects" svg:width="12.676cm" svg:height="12.401cm" svg:x="0.77cm" svg:y="2.913cm" presentation:class="outline" presentation:user-transformed="true">
        <draw:text-box>
          <text:p text:style-name="MP7"><text:span text:style-name="MT1">Variez la disposition pour</text:span></text:p>
        </draw:text-box>
      </draw:frame>
      <draw:frame draw:name="Espace réservé du contenu 3" presentation:style-name="Mpr4" draw:text-style-name="MP8" draw:layer="backgroundobjects" svg:width="12.676cm" svg:height="12.401cm" svg:x="14.44cm" svg:y="2.913cm" presentation:class="outline" presentation:user-transformed="true">
        <draw:text-box>
          <text:p text:style-name="MP7"><text:span text:style-name="MT1">Cli</text:span></text:p>
        </draw:text-box>
      </draw:frame>
      <draw:frame draw:name="Espace réservé du titre 8" presentation:style-name="Mpr5" draw:text-style-name="MP10" draw:layer="backgroundobjects" svg:width="24.142cm" svg:height="2.416cm" svg:x="0cm" svg:y="0cm" presentation:class="title" presentation:user-transformed="true">
        <draw:text-box>
          <text:p text:style-name="MP9"><text:span text:style-name="MT2">Cliquez et modifiez le titre</text:span></text:p>
        </draw:text-box>
      </draw:frame>
      <draw:frame draw:name="Image 7" draw:style-name="Mgr3" draw:text-style-name="MP11" draw:layer="backgroundobjects" svg:width="27.999cm" svg:height="2.457cm" svg:x="0cm" svg:y="0cm">
        <draw:image xlink:href="Pictures/101104740000950300000CFF3862F8B69876831A.emf" xlink:type="simple" xlink:show="embed" xlink:actuate="onLoad">
          <text:p/>
        </draw:image>
        <draw:image xlink:href="Pictures/10000201000005A20000007E97B06F94525A61B4.png" xlink:type="simple" xlink:show="embed" xlink:actuate="onLoad"/>
      </draw:frame>
      <draw:frame draw:name="Espace réservé du texte 6" presentation:style-name="Mpr4" draw:text-style-name="MP8" draw:layer="backgroundobjects" svg:width="21.169cm" svg:height="2.206cm" svg:x="0.768cm" svg:y="0.375cm" presentation:class="outline" presentation:user-transformed="true">
        <draw:text-box>
          <text:p text:style-name="MP7"><text:span text:style-name="MT3">Ajoutez un titre</text:span></text:p>
        </draw:text-box>
      </draw:frame>
      <presentation:notes style:page-layout-name="PM0">
        <draw:page-thumbnail presentation:style-name="Deux_20_contenus-title" draw:layer="backgroundobjects" svg:width="21.823cm" svg:height="13.021cm" svg:x="0.662cm" svg:y="2.639cm" presentation:class="page"/>
        <draw:frame presentation:style-name="Deux_20_contenus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7:54:20.871444756</meta:creation-date>
    <dc:date>2018-10-24T18:02:26.063286026</dc:date>
    <meta:editing-duration>PT8M3S</meta:editing-duration>
    <meta:editing-cycles>4</meta:editing-cycles>
    <meta:generator>LibreOffice/6.0.6.2$Linux_X86_64 LibreOffice_project/00m0$Build-2</meta:generator>
    <meta:document-statistic meta:object-count="122"/>
  </office:meta>
</office:document-meta>
</file>